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0.303cm" fo:margin-left="-0.053cm" table:align="left"/>
    </style:style>
    <style:style style:name="Таблица1.A" style:family="table-column">
      <style:table-column-properties style:column-width="4.015cm"/>
    </style:style>
    <style:style style:name="Таблица1.B" style:family="table-column">
      <style:table-column-properties style:column-width="1.744cm"/>
    </style:style>
    <style:style style:name="Таблица1.C" style:family="table-column">
      <style:table-column-properties style:column-width="2.427cm"/>
    </style:style>
    <style:style style:name="Таблица1.D" style:family="table-column">
      <style:table-column-properties style:column-width="2.117cm"/>
    </style:style>
    <style:style style:name="Таблица1.1" style:family="table-row">
      <style:table-row-properties style:min-row-height="0.452cm" style:use-optimal-row-height="false"/>
    </style:style>
    <style:style style:name="Таблица1.A1" style:family="table-cell">
      <style:table-cell-properties style:vertical-align="bottom" fo:padding-left="0.053cm" fo:padding-right="0.053cm" fo:padding-top="0cm" fo:padding-bottom="0cm" fo:border="none" style:writing-mode="lr-tb"/>
    </style:style>
    <style:style style:name="Таблица1.A2" style:family="table-cell">
      <style:table-cell-properties style:vertical-align="bottom" fo:background-color="#cccccc" fo:padding-left="0.053cm" fo:padding-right="0.053cm" fo:padding-top="0cm" fo:padding-bottom="0cm" fo:border="none" style:writing-mode="lr-tb">
        <style:background-image/>
      </style:table-cell-properties>
    </style:style>
    <style:style style:name="Таблица1.B2" style:family="table-cell" style:data-style-name="N0">
      <style:table-cell-properties style:vertical-align="bottom" fo:background-color="#cccccc" fo:padding-left="0.053cm" fo:padding-right="0.053cm" fo:padding-top="0cm" fo:padding-bottom="0cm" fo:border="none" style:writing-mode="lr-tb">
        <style:background-image/>
      </style:table-cell-properties>
    </style:style>
    <style:style style:name="Таблица1.B3" style:family="table-cell" style:data-style-name="N0">
      <style:table-cell-properties style:vertical-align="bottom" fo:padding-left="0.053cm" fo:padding-right="0.053cm" fo:padding-top="0cm" fo:padding-bottom="0cm" fo:border="none" style:writing-mode="lr-tb"/>
    </style:style>
    <style:style style:name="Таблица1.C3" style:family="table-cell" style:data-style-name="N0">
      <style:table-cell-properties style:vertical-align="bottom" fo:padding-left="0.053cm" fo:padding-right="0.053cm" fo:padding-top="0cm" fo:padding-bottom="0cm" fo:border="none" style:writing-mode="lr-tb"/>
    </style:style>
    <style:style style:name="Таблица1.D3" style:family="table-cell" style:data-style-name="N0">
      <style:table-cell-properties style:vertical-align="bottom" fo:padding-left="0.053cm" fo:padding-right="0.053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4.022cm" fo:margin-bottom="0cm" style:contextual-spacing="false" fo:line-height="100%" fo:text-align="center" style:justify-single-word="false"/>
      <style:text-properties officeooo:paragraph-rsid="001ddc81"/>
    </style:style>
    <style:style style:name="P3" style:family="paragraph" style:parent-style-name="Standard">
      <style:paragraph-properties fo:margin-left="7.493cm" fo:margin-right="0cm" fo:margin-top="3.175cm" fo:margin-bottom="0cm" style:contextual-spacing="false" fo:line-height="100%" fo:text-align="end" style:justify-single-word="false" fo:text-indent="1.249cm" style:auto-text-indent="false">
        <style:tab-stops/>
      </style:paragraph-properties>
    </style:style>
    <style:style style:name="P4" style:family="paragraph" style:parent-style-name="Standard">
      <style:paragraph-properties fo:margin-top="0.423cm" fo:margin-bottom="0cm" style:contextual-spacing="false" fo:line-height="100%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style:font-size-asian="14pt" style:language-asian="zh" style:country-asian="CN" style:font-name-complex="Times New Roman" style:font-size-complex="14pt" style:language-complex="hi" style:country-complex="IN"/>
    </style:style>
    <style:style style:name="P8" style:family="paragraph" style:parent-style-name="Standard">
      <style:paragraph-properties fo:margin-top="3.175cm" fo:margin-bottom="0cm" style:contextual-spacing="false" fo:text-align="center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24a0d2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a0f37" style:font-size-asian="11pt" style:font-name-complex="Courier New1" style:font-size-complex="11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Heading_20_1">
      <style:text-properties officeooo:paragraph-rsid="001a0518"/>
    </style:style>
    <style:style style:name="P17" style:family="paragraph" style:parent-style-name="Heading_20_4">
      <style:text-properties officeooo:rsid="00162cf0" officeooo:paragraph-rsid="001a0f37"/>
    </style:style>
    <style:style style:name="P18" style:family="paragraph" style:parent-style-name="Standard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ourier New" fo:font-size="11pt" officeooo:paragraph-rsid="001a0f37" style:font-size-asian="11pt" style:font-name-complex="Courier New1" style:font-size-complex="11pt"/>
    </style:style>
    <style:style style:name="P20" style:family="paragraph" style:parent-style-name="Абзац_20_списка" style:list-style-name="WWNum1">
      <style:paragraph-properties fo:text-align="justify" style:justify-single-word="false"/>
    </style:style>
    <style:style style:name="P21" style:family="paragraph" style:parent-style-name="Абзац_20_списка" style:list-style-name="WWNum1">
      <style:paragraph-properties fo:text-align="justify" style:justify-single-word="false"/>
      <style:text-properties officeooo:paragraph-rsid="002e21db"/>
    </style:style>
    <style:style style:name="T1" style:family="text">
      <style:text-properties style:font-name="Times New Roman" fo:font-size="14pt" style:letter-kerning="true" style:font-name-asian="NSimSun" style:font-size-asian="14pt" style:language-asian="zh" style:country-asian="CN" style:font-name-complex="Times New Roman" style:font-size-complex="12pt" style:language-complex="hi" style:country-complex="IN"/>
    </style:style>
    <style:style style:name="T2" style:family="text">
      <style:text-properties style:font-name="Times New Roman" fo:font-size="14pt" style:letter-kerning="true" style:font-name-asian="NSimSun" style:font-size-asian="14pt" style:language-asian="zh" style:country-asian="CN" style:font-name-complex="Times New Roman" style:font-size-complex="14pt" style:language-complex="hi" style:country-complex="IN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Calibri" style:font-size-complex="14pt"/>
    </style:style>
    <style:style style:name="T5" style:family="text">
      <style:text-properties style:font-name="Times New Roman" fo:font-size="14pt" style:font-size-asian="14pt" style:language-asian="zh" style:country-asian="CN" style:font-name-complex="Times New Roman" style:font-size-complex="14pt" style:language-complex="hi" style:country-complex="IN"/>
    </style:style>
    <style:style style:name="T6" style:family="text">
      <style:text-properties style:font-name="Times New Roman" fo:font-size="14pt" officeooo:rsid="0024a0d2" style:font-size-asian="14pt" style:language-asian="zh" style:country-asian="CN" style:font-name-complex="Times New Roman" style:font-size-complex="14pt" style:language-complex="hi" style:country-complex="IN"/>
    </style:style>
    <style:style style:name="T7" style:family="text">
      <style:text-properties style:font-name="Times New Roman" fo:font-size="14pt" officeooo:rsid="002cbefc" style:font-size-asian="14pt" style:language-asian="zh" style:country-asian="CN" style:font-name-complex="Times New Roman" style:font-size-complex="14pt" style:language-complex="hi" style:country-complex="IN"/>
    </style:style>
    <style:style style:name="T8" style:family="text">
      <style:text-properties style:font-name="Times New Roman" fo:font-size="14pt" officeooo:rsid="002d6e67" style:font-size-asian="14pt" style:language-asian="zh" style:country-asian="CN" style:font-name-complex="Times New Roman" style:font-size-complex="14pt" style:language-complex="hi" style:country-complex="IN"/>
    </style:style>
    <style:style style:name="T9" style:family="text">
      <style:text-properties style:font-name="Times New Roman" fo:font-size="14pt" officeooo:rsid="002e21db" style:font-size-asian="14pt" style:language-asian="zh" style:country-asian="CN" style:font-name-complex="Times New Roman" style:font-size-complex="14pt" style:language-complex="hi" style:country-complex="IN"/>
    </style:style>
    <style:style style:name="T10" style:family="text">
      <style:text-properties style:font-name="Times New Roman" fo:font-size="14pt" officeooo:rsid="002f0802" style:font-size-asian="14pt" style:language-asian="zh" style:country-asian="CN" style:font-name-complex="Times New Roman" style:font-size-complex="14pt" style:language-complex="hi" style:country-complex="IN"/>
    </style:style>
    <style:style style:name="T11" style:family="text">
      <style:text-properties style:font-name="Times New Roman" fo:font-size="14pt" fo:font-weight="bold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12" style:family="text">
      <style:text-properties style:font-name="Times New Roman" fo:font-size="14pt" fo:font-weight="bold" officeooo:rsid="0020296b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13" style:family="text">
      <style:text-properties style:font-name="Times New Roman" fo:font-size="14pt" fo:font-weight="bold" officeooo:rsid="0022dcfe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T14" style:family="text">
      <style:text-properties style:font-name="Times New Roman" fo:font-size="14pt" fo:language="en" fo:country="US" style:font-size-asian="14pt" style:language-asian="zh" style:country-asian="CN" style:font-name-complex="Times New Roman" style:font-size-complex="14pt" style:language-complex="hi" style:country-complex="IN"/>
    </style:style>
    <style:style style:name="T15" style:family="text">
      <style:text-properties style:font-name="Times New Roman" fo:font-size="14pt" fo:language="en" fo:country="US" officeooo:rsid="00308698" style:font-size-asian="14pt" style:language-asian="zh" style:country-asian="CN" style:font-name-complex="Times New Roman" style:font-size-complex="14pt" style:language-complex="hi" style:country-complex="IN"/>
    </style:style>
    <style:style style:name="T16" style:family="text">
      <style:text-properties style:font-name="Times New Roman" fo:font-size="14pt" fo:font-style="italic" style:font-size-asian="14pt" style:language-asian="zh" style:country-asian="CN" style:font-style-asian="italic" style:font-name-complex="Times New Roman" style:font-size-complex="14pt" style:language-complex="hi" style:country-complex="IN" style:font-style-complex="italic"/>
    </style:style>
    <style:style style:name="T17" style:family="text">
      <style:text-properties style:font-name="Times New Roman" fo:font-size="14pt" fo:language="ru" fo:country="RU" officeooo:rsid="001e4913" style:font-size-asian="14pt" style:language-asian="zh" style:country-asian="CN" style:font-name-complex="Times New Roman" style:font-size-complex="14pt" style:language-complex="hi" style:country-complex="IN"/>
    </style:style>
    <style:style style:name="T18" style:family="text">
      <style:text-properties style:font-name="Times New Roman" fo:font-size="14pt" fo:language="ru" fo:country="RU" officeooo:rsid="002a86c0" style:font-size-asian="14pt" style:language-asian="zh" style:country-asian="CN" style:font-name-complex="Times New Roman" style:font-size-complex="14pt" style:language-complex="hi" style:country-complex="IN"/>
    </style:style>
    <style:style style:name="T19" style:family="text">
      <style:text-properties style:font-name="Times New Roman" fo:font-size="14pt" fo:language="ru" fo:country="RU" officeooo:rsid="002bc2c3" style:font-size-asian="14pt" style:language-asian="zh" style:country-asian="CN" style:font-name-complex="Times New Roman" style:font-size-complex="14pt" style:language-complex="hi" style:country-complex="IN"/>
    </style:style>
    <style:style style:name="T20" style:family="text">
      <style:text-properties style:font-name="Times New Roman" fo:font-size="14pt" fo:language="ru" fo:country="RU" officeooo:rsid="00308698" style:font-size-asian="14pt" style:language-asian="zh" style:country-asian="CN" style:font-name-complex="Times New Roman" style:font-size-complex="14pt" style:language-complex="hi" style:country-complex="IN"/>
    </style:style>
    <style:style style:name="T21" style:family="text">
      <style:text-properties style:font-name="Times New Roman" fo:font-size="22pt" fo:font-weight="bold" style:letter-kerning="true" style:font-name-asian="NSimSun" style:font-size-asian="2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22" style:family="text">
      <style:text-properties style:font-name="Times New Roman" fo:font-size="20pt" fo:font-weight="bold" style:letter-kerning="true" style:font-name-asian="NSimSun" style:font-size-asian="20pt" style:language-asian="zh" style:country-asian="CN" style:font-weight-asian="bold" style:font-name-complex="Times New Roman" style:font-size-complex="20pt" style:language-complex="hi" style:country-complex="IN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language="en" fo:country="US" officeooo:rsid="001ddc81"/>
    </style:style>
    <style:style style:name="T25" style:family="text">
      <style:text-properties fo:language="en" fo:country="US" officeooo:rsid="0036e1a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Основной_20_шрифт_20_абзаца"><text:span text:style-name="T1">Санкт-Петербургский государственный университет телекоммуникаций</text:span></text:span></text:p>
      <text:p text:style-name="P1"><text:span text:style-name="Основной_20_шрифт_20_абзаца"><text:span text:style-name="T1">им. проф. М.А. Бонч-Бруевича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"><text:span text:style-name="Основной_20_шрифт_20_абзаца"><text:span text:style-name="T21">Алгоритмы и структуры данных</text:span></text:span></text:p>
      <text:p text:style-name="P2"><text:span text:style-name="Заголовок_20_1_20_Знак">Отчёт по лабораторной работе №</text:span><text:span text:style-name="Заголовок_20_1_20_Знак"><text:span text:style-name="T24">3</text:span></text:span><text:span text:style-name="Заголовок_20_1_20_Знак"><text:line-break/>«Итеративные и рекурсивные алгоритмы </text:span><text:span text:style-name="Основной_20_шрифт_20_абзаца"><text:span text:style-name="T22">»</text:span></text:span></text:p>
      <text:p text:style-name="P3"><text:span text:style-name="Основной_20_шрифт_20_абзаца"><text:span text:style-name="T2">Группа: ИКПИ-14</text:span></text:span></text:p>
      <text:p text:style-name="P4"><text:span text:style-name="Основной_20_шрифт_20_абзаца"><text:span text:style-name="T2">Студенты:</text:span></text:span><text:span text:style-name="Основной_20_шрифт_20_абзаца"><text:span text:style-name="T23"> </text:span></text:span><text:span text:style-name="Основной_20_шрифт_20_абзаца"><text:span text:style-name="T3">Крылов А.В., Хохлов Т.В.</text:span></text:span></text:p>
      <text:p text:style-name="P8"><text:span text:style-name="Основной_20_шрифт_20_абзаца"><text:span text:style-name="T4"><text:line-break/><text:line-break/><text:line-break/>Санкт-Петербург</text:span></text:span></text:p>
      <text:p text:style-name="P9"><text:span text:style-name="Основной_20_шрифт_20_абзаца"><text:span text:style-name="T3">2023</text:span></text:span></text:p>
      <text:h text:style-name="Heading_20_1" text:outline-level="1"><text:soft-page-break/>Цель работы</text:h>
      <text:p text:style-name="P10"><text:span text:style-name="Основной_20_шрифт_20_абзаца"><text:span text:style-name="T17">Изучить рекурсивные алгоритмы и рекурсивные структуры данных; научиться проводить анализ итеративных и рекурсивных процедур; исследовать эффективность итеративных и рекурсивных процедур при реализации на ПЭВМ.</text:span></text:span></text:p>
      <text:h text:style-name="Heading_20_1" text:outline-level="1">Описание алгоритмов</text:h>
      <text:p text:style-name="Standard"><text:span text:style-name="Основной_20_шрифт_20_абзаца"><text:span text:style-name="T12">Итеративный алгоритм</text:span></text:span><text:span text:style-name="Основной_20_шрифт_20_абзаца"><text:span text:style-name="T11">:</text:span></text:span></text:p>
      <text:p text:style-name="P10"><text:span text:style-name="Основной_20_шрифт_20_абзаца"><text:span text:style-name="T5">Наиболее простой и естественной формой представления итеративного алгоритма при реализации на ПЭВМ является описание его с использованием цикла.</text:span></text:span></text:p>
      <text:p text:style-name="Standard"><text:span text:style-name="Основной_20_шрифт_20_абзаца"><text:span text:style-name="T13">Рекурсивный алгоритм</text:span></text:span><text:span text:style-name="Основной_20_шрифт_20_абзаца"><text:span text:style-name="T11">:</text:span></text:span></text:p>
      <text:p text:style-name="P11"><text:span text:style-name="Основной_20_шрифт_20_абзаца"><text:span text:style-name="T6">В отличии от итеративного алгоритма, в рекурсивном алгоритме для вычислений используется рекурсивный вызов функций, а не цикл.</text:span></text:span></text:p>
      <text:h text:style-name="Heading_20_1" text:outline-level="1">Описание программы</text:h>
      <text:p text:style-name="P10"><text:span text:style-name="Основной_20_шрифт_20_абзаца"><text:span text:style-name="T5">Программа для выполнения настоящей работы обеспечивает выполнение процедур поиска </text:span></text:span><text:span text:style-name="Основной_20_шрифт_20_абзаца"><text:span text:style-name="T6">минимума</text:span></text:span><text:span text:style-name="Основной_20_шрифт_20_абзаца"><text:span text:style-name="T5"> в фоновом режиме и подсчёт временных затрат на работу алгоритмов.</text:span></text:span></text:p>
      <text:p text:style-name="P10"><text:span text:style-name="Основной_20_шрифт_20_абзаца"><text:span text:style-name="T5">По завершении работы процедур поиска на экран будет выведено среднее время работы каждого из алгоритмов.</text:span></text:span></text:p>
      <text:p text:style-name="P10"><text:span text:style-name="Основной_20_шрифт_20_абзаца"><text:span text:style-name="T5">Программа создана с использованием языка программирования Rust.</text:span></text:span></text:p>
      <text:h text:style-name="Heading_20_1" text:outline-level="1">Полученные результаты</text:h>
      <text:p text:style-name="P10"><text:span text:style-name="Основной_20_шрифт_20_абзаца"><text:span text:style-name="T5">Результаты оценки временной сложности алгоритмов (в миркосекундах) представлены в таблице 1 и отображены на рисунке 1.</text:span></text:span></text:p>
      <text:p text:style-name="P7"/>
      <text:p text:style-name="P12"><text:span text:style-name="Основной_20_шрифт_20_абзаца"><text:span text:style-name="T16">Таблица 1.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5">Тип функции</text:p>
          </table:table-cell>
          <table:table-cell table:style-name="Таблица1.A1" office:value-type="string">
            <text:p text:style-name="P15">Линейная</text:p>
          </table:table-cell>
          <table:table-cell table:style-name="Таблица1.A1" office:value-type="string">
            <text:p text:style-name="P15">Квадратичная</text:p>
          </table:table-cell>
          <table:table-cell table:style-name="Таблица1.A1" office:value-type="string">
            <text:p text:style-name="P15">Кубическая</text:p>
          </table:table-cell>
        </table:table-row>
        <table:table-row table:style-name="Таблица1.1">
          <table:table-cell table:style-name="Таблица1.A2" office:value-type="string">
            <text:p text:style-name="P15">Итеративно</text:p>
          </table:table-cell>
          <table:table-cell table:style-name="Таблица1.B2" office:value-type="float" office:value="272.58">
            <text:p text:style-name="P13">272,58</text:p>
          </table:table-cell>
          <table:table-cell table:style-name="Таблица1.B2" office:value-type="float" office:value="381.68">
            <text:p text:style-name="P13">381,68</text:p>
          </table:table-cell>
          <table:table-cell table:style-name="Таблица1.B2" office:value-type="float" office:value="316.85">
            <text:p text:style-name="P13">316,85</text:p>
          </table:table-cell>
        </table:table-row>
        <table:table-row table:style-name="Таблица1.1">
          <table:table-cell table:style-name="Таблица1.A1" office:value-type="string">
            <text:p text:style-name="P15">Рекурсивно</text:p>
          </table:table-cell>
          <table:table-cell table:style-name="Таблица1.B3" office:value-type="float" office:value="288.37">
            <text:p text:style-name="P13">288,37</text:p>
          </table:table-cell>
          <table:table-cell table:style-name="Таблица1.C3" office:value-type="float" office:value="379.59">
            <text:p text:style-name="P13">379,59</text:p>
          </table:table-cell>
          <table:table-cell table:style-name="Таблица1.D3" office:value-type="float" office:value="316.71">
            <text:p text:style-name="P13">316,71</text:p>
          </table:table-cell>
        </table:table-row>
      </table:table>
      <text:p text:style-name="Standard"/>
      <text:p text:style-name="P12"/>
      <text:p text:style-name="P12"/>
      <text:p text:style-name="P12"/>
      <text:p text:style-name="P12"><draw:frame draw:style-name="fr1" draw:name="Объект1" text:anchor-type="char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2"><text:span text:style-name="Основной_20_шрифт_20_абзаца"><text:span text:style-name="T16">Рисунок 1.</text:span></text:span></text:p>
      <text:p text:style-name="Standard"><text:span text:style-name="Основной_20_шрифт_20_абзаца"><text:span text:style-name="T5">Данные, отображенные в таблице и на рисунке, показывают, что </text:span></text:span><text:span text:style-name="Основной_20_шрифт_20_абзаца"><text:span text:style-name="T14">алгоритм</text:span></text:span><text:span text:style-name="Основной_20_шрифт_20_абзаца"><text:span text:style-name="T18">ы</text:span></text:span><text:span text:style-name="Основной_20_шрифт_20_абзаца"><text:span text:style-name="T14"> <text:s/>име</text:span></text:span><text:span text:style-name="Основной_20_шрифт_20_абзаца"><text:span text:style-name="T19">ют</text:span></text:span><text:span text:style-name="Основной_20_шрифт_20_абзаца"><text:span text:style-name="T14"> </text:span></text:span><text:span text:style-name="Основной_20_шрифт_20_абзаца"><text:span text:style-name="T18">прмерно равную </text:span></text:span><text:span text:style-name="Основной_20_шрифт_20_абзаца"><text:span text:style-name="T14">асимптотическую сложность.</text:span></text:span></text:p>
      <text:h text:style-name="Heading_20_1" text:outline-level="1">Вывод</text:h>
      <text:p text:style-name="P10"><text:span text:style-name="Основной_20_шрифт_20_абзаца"><text:span text:style-name="T5">В ходе проведённой лабораторной работы были получены следующие результаты:</text:span></text:span></text:p>
      <text:list text:style-name="WWNum1">
        <text:list-item text:start-value="1">
          <text:p text:style-name="P20"><text:span text:style-name="Основной_20_шрифт_20_абзаца"><text:span text:style-name="T5">Изучены </text:span></text:span><text:span text:style-name="Основной_20_шрифт_20_абзаца"><text:span text:style-name="T7">итеративный и рекурсивный </text:span></text:span><text:span text:style-name="Основной_20_шрифт_20_абзаца"><text:span text:style-name="T5">алгоритмы </text:span></text:span><text:span text:style-name="Основной_20_шрифт_20_абзаца"><text:span text:style-name="T7">нахождения экстремума функци</text:span></text:span><text:span text:style-name="Основной_20_шрифт_20_абзаца"><text:span text:style-name="T8">й</text:span></text:span><text:span text:style-name="Основной_20_шрифт_20_абзаца"><text:span text:style-name="T7">.</text:span></text:span></text:p>
        </text:list-item>
        <text:list-item>
          <text:p text:style-name="P20"><text:span text:style-name="Основной_20_шрифт_20_абзаца"><text:span text:style-name="T5">Создана программа, позволяющая выполнить оценку временной сложности алгоритмов.</text:span></text:span></text:p>
        </text:list-item>
        <text:list-item>
          <text:p text:style-name="P21"><text:span text:style-name="Основной_20_шрифт_20_абзаца"><text:span text:style-name="T5">Выполнена оценка временной сложности </text:span></text:span><text:span text:style-name="Основной_20_шрифт_20_абзаца"><text:span text:style-name="T7">итеративн</text:span></text:span><text:span text:style-name="Основной_20_шрифт_20_абзаца"><text:span text:style-name="T9">ого</text:span></text:span><text:span text:style-name="Основной_20_шрифт_20_абзаца"><text:span text:style-name="T7"> и рекурсивн</text:span></text:span><text:span text:style-name="Основной_20_шрифт_20_абзаца"><text:span text:style-name="T9">ого</text:span></text:span><text:span text:style-name="Основной_20_шрифт_20_абзаца"><text:span text:style-name="T7"> </text:span></text:span><text:span text:style-name="Основной_20_шрифт_20_абзаца"><text:span text:style-name="T5">алгоритм</text:span></text:span><text:span text:style-name="Основной_20_шрифт_20_абзаца"><text:span text:style-name="T9">ов</text:span></text:span><text:span text:style-name="Основной_20_шрифт_20_абзаца"><text:span text:style-name="T5"> </text:span></text:span><text:span text:style-name="Основной_20_шрифт_20_абзаца"><text:span text:style-name="T7">нахождения экстремума функци</text:span></text:span><text:span text:style-name="Основной_20_шрифт_20_абзаца"><text:span text:style-name="T8">й</text:span></text:span><text:span text:style-name="Основной_20_шрифт_20_абзаца"><text:span text:style-name="T7">.</text:span></text:span></text:p>
        </text:list-item>
        <text:list-item>
          <text:p text:style-name="P20"><text:span text:style-name="Основной_20_шрифт_20_абзаца"><text:span text:style-name="T5">По результатам оценки </text:span></text:span><text:span text:style-name="Основной_20_шрифт_20_абзаца"><text:span text:style-name="T10">итеративный и рекурсивный</text:span></text:span><text:span text:style-name="Основной_20_шрифт_20_абзаца"><text:span text:style-name="T5"> </text:span></text:span><text:span text:style-name="Основной_20_шрифт_20_абзаца"><text:span text:style-name="T14">алгоритм</text:span></text:span><text:span text:style-name="Основной_20_шрифт_20_абзаца"><text:span text:style-name="T18">ы</text:span></text:span><text:span text:style-name="Основной_20_шрифт_20_абзаца"><text:span text:style-name="T14"> <text:s/></text:span></text:span><text:span text:style-name="Основной_20_шрифт_20_абзаца"><text:span text:style-name="T15">п</text:span></text:span><text:span text:style-name="Основной_20_шрифт_20_абзаца"><text:span text:style-name="T20">очти не отличаются по эффективности</text:span></text:span><text:span text:style-name="Основной_20_шрифт_20_абзаца"><text:span text:style-name="T14">.</text:span></text:span></text:p>
          <text:p text:style-name="P20"><text:span text:style-name="Основной_20_шрифт_20_абзаца"/></text:p>
        </text:list-item>
      </text:list>
      <text:h text:style-name="P16" text:outline-level="1">Исходный код программы</text:h>
      <text:h text:style-name="P17" text:outline-level="4" text:is-list-header="true">src/lib.rs:</text:h>
      <text:p text:style-name="P14">const PHI: f64 = 1.618033988749894;</text:p>
      <text:p text:style-name="P14"/>
      <text:p text:style-name="P14">#[inline]</text:p>
      <text:p text:style-name="P14">pub fn iter_gldn_ratio_min(</text:p>
      <text:p text:style-name="P14"><text:s text:c="4"/>func: fn(f64) -&gt; f64,</text:p>
      <text:p text:style-name="P14"><text:s text:c="4"/>mut from: f64,</text:p>
      <text:p text:style-name="P14"><text:s text:c="4"/>mut to: f64,</text:p>
      <text:p text:style-name="P14">) -&gt; f64 {</text:p>
      <text:p text:style-name="P14"><text:soft-page-break/><text:s text:c="4"/>let mut near = to - (to - from) / PHI;</text:p>
      <text:p text:style-name="P14"><text:s text:c="4"/>let mut far = from + (to - from) / PHI;</text:p>
      <text:p text:style-name="P14"/>
      <text:p text:style-name="P14"><text:s text:c="4"/>while (to - from).abs() &gt; 1e-5 {</text:p>
      <text:p text:style-name="P14"><text:s text:c="8"/>if func(near) &lt; func(far) {</text:p>
      <text:p text:style-name="P14"><text:s text:c="12"/>to = far;</text:p>
      <text:p text:style-name="P14"><text:s text:c="8"/>} else {</text:p>
      <text:p text:style-name="P14"><text:s text:c="12"/>from = near;</text:p>
      <text:p text:style-name="P14"><text:s text:c="8"/>}</text:p>
      <text:p text:style-name="P14"/>
      <text:p text:style-name="P14"><text:s text:c="8"/>near = to - (to - from) / PHI;</text:p>
      <text:p text:style-name="P14"><text:s text:c="8"/>far = from + (to - from) / PHI;</text:p>
      <text:p text:style-name="P14"><text:s text:c="4"/>}</text:p>
      <text:p text:style-name="P14"/>
      <text:p text:style-name="P14"><text:s text:c="4"/>(to + from) / 2.</text:p>
      <text:p text:style-name="P14">}</text:p>
      <text:p text:style-name="P14"/>
      <text:p text:style-name="P14">#[inline]</text:p>
      <text:p text:style-name="P14">pub fn rec_gldn_ratio_min(func: fn(f64) -&gt; f64, from: f64, to: f64) -&gt; f64 {</text:p>
      <text:p text:style-name="P14"><text:s text:c="4"/>rec_fib_min_impl(</text:p>
      <text:p text:style-name="P14"><text:s text:c="8"/>func,</text:p>
      <text:p text:style-name="P14"><text:s text:c="8"/>from,</text:p>
      <text:p text:style-name="P14"><text:s text:c="8"/>to,</text:p>
      <text:p text:style-name="P14"><text:s text:c="8"/>to - (to - from) / PHI,</text:p>
      <text:p text:style-name="P14"><text:s text:c="8"/>from + (to - from) / PHI,</text:p>
      <text:p text:style-name="P14"><text:s text:c="4"/>)</text:p>
      <text:p text:style-name="P14">}</text:p>
      <text:p text:style-name="P14"/>
      <text:p text:style-name="P14">#[inline]</text:p>
      <text:p text:style-name="P14">fn rec_fib_min_impl(</text:p>
      <text:p text:style-name="P14"><text:s text:c="4"/>func: fn(f64) -&gt; f64,</text:p>
      <text:p text:style-name="P14"><text:s text:c="4"/>mut from: f64,</text:p>
      <text:p text:style-name="P14"><text:s text:c="4"/>mut to: f64,</text:p>
      <text:p text:style-name="P14"><text:s text:c="4"/>mut near: f64,</text:p>
      <text:p text:style-name="P14"><text:s text:c="4"/>mut far: f64,</text:p>
      <text:p text:style-name="P14">) -&gt; f64</text:p>
      <text:p text:style-name="P14">{</text:p>
      <text:p text:style-name="P14"><text:s text:c="4"/>if (to - from).abs() &lt;= 1e-5 {</text:p>
      <text:p text:style-name="P14"><text:s text:c="8"/>return (to + from) / 2.;</text:p>
      <text:p text:style-name="P14"><text:s text:c="4"/>}</text:p>
      <text:p text:style-name="P14"/>
      <text:p text:style-name="P14"><text:s text:c="4"/>if func(near) &lt; func(far) {</text:p>
      <text:p text:style-name="P14"><text:s text:c="8"/>to = far;</text:p>
      <text:p text:style-name="P14"><text:s text:c="4"/>} else {</text:p>
      <text:p text:style-name="P14"><text:s text:c="8"/>from = near;</text:p>
      <text:p text:style-name="P14"><text:s text:c="4"/>}</text:p>
      <text:p text:style-name="P14"/>
      <text:p text:style-name="P14"><text:s text:c="4"/>near = to - (to - from) / PHI;</text:p>
      <text:p text:style-name="P14"><text:s text:c="4"/>far = from + (to - from) / PHI;</text:p>
      <text:p text:style-name="P14"/>
      <text:p text:style-name="P14"><text:s text:c="4"/>rec_fib_min_impl(func, from, to, near, far)</text:p>
      <text:p text:style-name="P14">}</text:p>
      <text:p text:style-name="P14"/>
      <text:p text:style-name="P14">#[cfg(test)]</text:p>
      <text:p text:style-name="P14">mod tests {</text:p>
      <text:p text:style-name="P14"><text:s text:c="4"/>use super::*;</text:p>
      <text:p text:style-name="P14"/>
      <text:p text:style-name="P14"><text:soft-page-break/><text:s text:c="4"/>#[test]</text:p>
      <text:p text:style-name="P14"><text:s text:c="4"/>fn iter_fib_min_works() {</text:p>
      <text:p text:style-name="P14"><text:s text:c="8"/>let linear = |x: f64| -0.5 * x - 3.;</text:p>
      <text:p text:style-name="P14"><text:s text:c="8"/>assert!((iter_gldn_ratio_min(linear, -2., 2.) - 2.).abs() &lt;= 1e-5);</text:p>
      <text:p text:style-name="P14"/>
      <text:p text:style-name="P14"><text:s text:c="8"/>let quadratic = |x: f64| (2. - x).powi(2);</text:p>
      <text:p text:style-name="P14"><text:s text:c="8"/>assert!((iter_gldn_ratio_min(quadratic, 1., 4.) - 2.).abs() &lt;= 1e-5);</text:p>
      <text:p text:style-name="P14"/>
      <text:p text:style-name="P14"><text:s text:c="8"/>let cubic = |x: f64| (x + 2.).powi(3) + 1.;</text:p>
      <text:p text:style-name="P14"><text:s text:c="8"/>assert!((iter_gldn_ratio_min(cubic, -3., -1.) + 3.).abs() &lt;= 1e-5);</text:p>
      <text:p text:style-name="P14"><text:s text:c="4"/>}</text:p>
      <text:p text:style-name="P14"/>
      <text:p text:style-name="P14"><text:s text:c="4"/>#[test]</text:p>
      <text:p text:style-name="P14"><text:s text:c="4"/>fn rec_fib_min_works() {</text:p>
      <text:p text:style-name="P14"><text:s text:c="8"/>let linear = |x: f64| -0.5 * x - 3.;</text:p>
      <text:p text:style-name="P14"><text:s text:c="8"/>assert!((rec_gldn_ratio_min(linear, -2., 2.) - 2.).abs() &lt;= 1e-5);</text:p>
      <text:p text:style-name="P14"/>
      <text:p text:style-name="P14"><text:s text:c="8"/>let quadratic = |x: f64| (2. - x).powi(2);</text:p>
      <text:p text:style-name="P14"><text:s text:c="8"/>assert!((rec_gldn_ratio_min(quadratic, 1., 4.) - 2.).abs() &lt;= 1e-5);</text:p>
      <text:p text:style-name="P14"/>
      <text:p text:style-name="P14"><text:s text:c="8"/>let cubic = |x: f64| (x + 2.).powi(3) + 1.;</text:p>
      <text:p text:style-name="P14"><text:s text:c="8"/>assert!((rec_gldn_ratio_min(cubic, -3., -1.) + 3.).abs() &lt;= 1e-5);</text:p>
      <text:p text:style-name="P14"><text:s text:c="4"/>}</text:p>
      <text:p text:style-name="P14">}</text:p>
      <text:h text:style-name="P17" text:outline-level="4" text:is-list-header="true">benches/bench.rs:</text:h>
      <text:p text:style-name="P14">use criterion::{criterion_group, criterion_main, BenchmarkId, Criterion};</text:p>
      <text:p text:style-name="P14">use rand::prelude::*;</text:p>
      <text:p text:style-name="P14"/>
      <text:p text:style-name="P14">use l3::*;</text:p>
      <text:p text:style-name="P14"/>
      <text:p text:style-name="P14">fn bench_optimisations(c: &amp;mut Criterion) {</text:p>
      <text:p text:style-name="P14"><text:s text:c="4"/>let mut group = c.benchmark_group("Минимум");</text:p>
      <text:p text:style-name="P14"><text:s text:c="4"/>let mut rng = thread_rng();</text:p>
      <text:p text:style-name="P14"/>
      <text:p text:style-name="P14"><text:s text:c="4"/>let linear = |x: f64| -0.5 * x - 3.;</text:p>
      <text:p text:style-name="P14"><text:s text:c="4"/>group.bench_function(</text:p>
      <text:p text:style-name="P14"><text:s text:c="8"/>BenchmarkId::new("Линейная", "Итеративно"),</text:p>
      <text:p text:style-name="P14"><text:s text:c="8"/>|b| {</text:p>
      <text:p text:style-name="P14"><text:s text:c="12"/>b.iter(|| {</text:p>
      <text:p text:style-name="P14"><text:s text:c="16"/>iter_gldn_ratio_min(</text:p>
      <text:p text:style-name="P14"><text:s text:c="20"/>linear,</text:p>
      <text:p text:style-name="P14"><text:s text:c="20"/>rng.gen_range(-5.0..-1.),</text:p>
      <text:p text:style-name="P14"><text:s text:c="20"/>rng.gen_range(1.0..5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><text:s text:c="4"/>group.bench_function(</text:p>
      <text:p text:style-name="P14"><text:s text:c="8"/>BenchmarkId::new("Линейная", "Рекурсивно"),</text:p>
      <text:p text:style-name="P14"><text:s text:c="8"/>|b| {</text:p>
      <text:p text:style-name="P14"><text:soft-page-break/><text:s text:c="12"/>b.iter(|| {</text:p>
      <text:p text:style-name="P14"><text:s text:c="16"/>rec_gldn_ratio_min(</text:p>
      <text:p text:style-name="P14"><text:s text:c="20"/>linear,</text:p>
      <text:p text:style-name="P14"><text:s text:c="20"/>rng.gen_range(-5.0..-1.),</text:p>
      <text:p text:style-name="P14"><text:s text:c="20"/>rng.gen_range(1.0..5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/>
      <text:p text:style-name="P14"><text:s text:c="4"/>let quadratic = |x: f64| (2. - x).powi(2);</text:p>
      <text:p text:style-name="P14"><text:s text:c="4"/>group.bench_function(</text:p>
      <text:p text:style-name="P14"><text:s text:c="8"/>BenchmarkId::new("Квадратичная", "Итеративно"),</text:p>
      <text:p text:style-name="P14"><text:s text:c="8"/>|b| {</text:p>
      <text:p text:style-name="P14"><text:s text:c="12"/>b.iter(|| {</text:p>
      <text:p text:style-name="P14"><text:s text:c="16"/>iter_gldn_ratio_min(</text:p>
      <text:p text:style-name="P14"><text:s text:c="20"/>quadratic,</text:p>
      <text:p text:style-name="P14"><text:s text:c="20"/>rng.gen_range(-2.0..1.),</text:p>
      <text:p text:style-name="P14"><text:s text:c="20"/>rng.gen_range(3.0..5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><text:s text:c="4"/>group.bench_function(</text:p>
      <text:p text:style-name="P14"><text:s text:c="8"/>BenchmarkId::new("Квадратичная", "Рекурсивно"),</text:p>
      <text:p text:style-name="P14"><text:s text:c="8"/>|b| {</text:p>
      <text:p text:style-name="P14"><text:s text:c="12"/>b.iter(|| {</text:p>
      <text:p text:style-name="P14"><text:s text:c="16"/>rec_gldn_ratio_min(</text:p>
      <text:p text:style-name="P14"><text:s text:c="20"/>quadratic,</text:p>
      <text:p text:style-name="P14"><text:s text:c="20"/>rng.gen_range(-2.0..1.),</text:p>
      <text:p text:style-name="P14"><text:s text:c="20"/>rng.gen_range(3.0..5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/>
      <text:p text:style-name="P14"><text:s text:c="4"/>let cubic = |x: f64| (x + 2.).powi(3) + 1.;</text:p>
      <text:p text:style-name="P14"><text:s text:c="4"/>group.bench_function(</text:p>
      <text:p text:style-name="P14"><text:s text:c="8"/>BenchmarkId::new("Кубическая", "Итеративно"),</text:p>
      <text:p text:style-name="P14"><text:s text:c="8"/>|b| {</text:p>
      <text:p text:style-name="P14"><text:s text:c="12"/>b.iter(|| {</text:p>
      <text:p text:style-name="P14"><text:s text:c="16"/>iter_gldn_ratio_min(</text:p>
      <text:p text:style-name="P14"><text:s text:c="20"/>cubic,</text:p>
      <text:p text:style-name="P14"><text:s text:c="20"/>rng.gen_range(-4.0..-3.),</text:p>
      <text:p text:style-name="P14"><text:s text:c="20"/>rng.gen_range(-2.0..0.),</text:p>
      <text:p text:style-name="P14"><text:s text:c="16"/>)</text:p>
      <text:p text:style-name="P14"><text:s text:c="12"/>})</text:p>
      <text:p text:style-name="P14"><text:s text:c="8"/>},</text:p>
      <text:p text:style-name="P14"><text:s text:c="4"/>);</text:p>
      <text:p text:style-name="P14"><text:s text:c="4"/>group.bench_function(</text:p>
      <text:p text:style-name="P14"><text:s text:c="8"/>BenchmarkId::new("Кубическая", "Рекурсивно"),</text:p>
      <text:p text:style-name="P14"><text:s text:c="8"/>|b| {</text:p>
      <text:p text:style-name="P14"><text:s text:c="12"/>b.iter(|| {</text:p>
      <text:p text:style-name="P14"><text:s text:c="16"/>rec_gldn_ratio_min(</text:p>
      <text:p text:style-name="P14"><text:s text:c="20"/>cubic,</text:p>
      <text:p text:style-name="P14"><text:s text:c="20"/>rng.gen_range(-4.0..-3.),</text:p>
      <text:p text:style-name="P14"><text:s text:c="20"/>rng.gen_range(-2.0..0.),</text:p>
      <text:p text:style-name="P14"><text:s text:c="16"/>)</text:p>
      <text:p text:style-name="P14"><text:soft-page-break/><text:s text:c="12"/>})</text:p>
      <text:p text:style-name="P14"><text:s text:c="8"/>},</text:p>
      <text:p text:style-name="P14"><text:s text:c="4"/>);</text:p>
      <text:p text:style-name="P14"/>
      <text:p text:style-name="P14"><text:s text:c="4"/>group.finish();</text:p>
      <text:p text:style-name="P14">}</text:p>
      <text:p text:style-name="P14"/>
      <text:p text:style-name="P14">criterion_group!(benches, bench_optimisations);</text:p>
      <text:p text:style-name="P14">criterion_main!(benches);</text:p>
      <text:h text:style-name="P17" text:outline-level="4" text:is-list-header="true">Cargo.toml:</text:h>
      <text:p text:style-name="P14"><text:span text:style-name="Основной_20_шрифт_20_абзаца">[package]</text:span></text:p>
      <text:p text:style-name="P14"><text:span text:style-name="Основной_20_шрифт_20_абзаца">name = "l3"</text:span></text:p>
      <text:p text:style-name="P14"><text:span text:style-name="Основной_20_шрифт_20_абзаца">version = "0.1.0"</text:span></text:p>
      <text:p text:style-name="P14"><text:span text:style-name="Основной_20_шрифт_20_абзаца">edition = "2021"</text:span></text:p>
      <text:p text:style-name="P14"><text:span text:style-name="Основной_20_шрифт_20_абзаца"/></text:p>
      <text:p text:style-name="P14"><text:span text:style-name="Основной_20_шрифт_20_абзаца"># See more keys and their definitions at https://doc.rust-lang.org/cargo/reference/manifest.html</text:span></text:p>
      <text:p text:style-name="P14"><text:span text:style-name="Основной_20_шрифт_20_абзаца"/></text:p>
      <text:p text:style-name="P14"><text:span text:style-name="Основной_20_шрифт_20_абзаца">[dev-dependencies]</text:span></text:p>
      <text:p text:style-name="P14"><text:span text:style-name="Основной_20_шрифт_20_абзаца">criterion = { version = "0.3", features = ["html_reports"] }</text:span></text:p>
      <text:p text:style-name="P14"><text:span text:style-name="Основной_20_шрифт_20_абзаца">rand = "0.8.5"</text:span></text:p>
      <text:p text:style-name="P14"><text:span text:style-name="Основной_20_шрифт_20_абзаца"/></text:p>
      <text:p text:style-name="P14"><text:span text:style-name="Основной_20_шрифт_20_абзаца">[[bench]]</text:span></text:p>
      <text:p text:style-name="P14"><text:span text:style-name="Основной_20_шрифт_20_абзаца">name = "bench"</text:span></text:p>
      <text:p text:style-name="P14"><text:span text:style-name="Основной_20_шрифт_20_абзаца">harness = false</text:span><text:span text:style-name="T2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3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20pt" fo:font-weight="bold" style:letter-kerning="true" style:font-name-asian="NSimSun" style:font-family-asian="NSimSun" style:font-family-generic-asian="modern" style:font-pitch-asian="fixed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20pt" style:language-complex="hi" style:country-complex="IN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20pt" fo:font-weight="bold" style:letter-kerning="true" style:font-name-asian="NSimSun" style:font-family-asian="NSimSun" style:font-family-generic-asian="modern" style:font-pitch-asian="fixed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20pt" style:language-complex="hi" style:country-complex="IN" style:font-weight-complex="bold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Дмитрий Особов</meta:initial-creator>
    <meta:creation-date>2023-02-16T08:19:00Z</meta:creation-date>
    <dc:date>2023-03-18T18:33:44.296000000</dc:date>
    <meta:editing-cycles>106</meta:editing-cycles>
    <meta:editing-duration>PT8H56M5S</meta:editing-duration>
    <meta:document-statistic meta:table-count="1" meta:image-count="0" meta:object-count="1" meta:page-count="7" meta:paragraph-count="215" meta:word-count="755" meta:character-count="6593" meta:non-whitespace-character-count="4796"/>
    <meta:user-defined meta:name="AppVersion">15.0000</meta:user-defined>
    <meta:template xlink:type="simple" xlink:actuate="onRequest" xlink:title="" xlink:href="Normal.dotm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svg:stroke-linecap="round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9cm" svg:height="8.999cm" xlink:href="." xlink:type="simple" chart:class="chart:line" chart:style-name="ch1">
        <chart:title svg:x="1.87cm" svg:y="0.314cm" chart:style-name="ch2">
          <text:p>Зависимость времени работы алгоритмов поиска подстроки от количества символов в строке</text:p>
        </chart:title>
        <chart:legend chart:legend-position="bottom" svg:x="5.172cm" svg:y="8.453cm" style:legend-expansion="wide" chart:style-name="ch3"/>
        <chart:plot-area chart:style-name="ch4" chart:data-source-has-labels="both" svg:x="1.278cm" svg:y="1.67cm" svg:width="14.402cm" svg:height="5.491cm">
          <chart:coordinate-region svg:x="1.993cm" svg:y="1.843cm" svg:width="12.865cm" svg:height="4.724cm"/>
          <chart:axis chart:dimension="x" chart:name="primary-x" chart:style-name="ch5" chartooo:axis-type="text">
            <chart:title svg:x="7.588cm" svg:y="7.34cm" chart:style-name="ch6">
              <text:p>Тип функции</text:p>
            </chart:title>
            <chart:categories table:cell-range-address="local-table.$B$1:.$D$1"/>
          </chart:axis>
          <chart:axis chart:dimension="y" chart:name="primary-y" chart:style-name="ch7">
            <chart:title svg:x="0.451cm" svg:y="5.094cm" chart:style-name="ch8">
              <text:p>Время,нс</text:p>
            </chart:title>
            <chart:grid chart:style-name="ch9" chart:class="major"/>
          </chart:axis>
          <chart:series chart:style-name="ch10" chart:values-cell-range-address="local-table.$B$2:.$D$2" chart:label-cell-address="local-table.$A$2" chart:class="chart:line">
            <chart:data-point chart:repeated="3"/>
          </chart:series>
          <chart:series chart:style-name="ch11" chart:values-cell-range-address="local-table.$B$3:.$D$3" chart:label-cell-address="local-table.$A$3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инейная</text:p>
              </table:table-cell>
              <table:table-cell office:value-type="string">
                <text:p>Квадратичная</text:p>
              </table:table-cell>
              <table:table-cell office:value-type="string">
                <text:p>Кубическая</text:p>
              </table:table-cell>
            </table:table-row>
          </table:table-header-rows>
          <table:table-rows>
            <table:table-row>
              <table:table-cell office:value-type="string">
                <text:p>Итеративно</text:p>
              </table:table-cell>
              <table:table-cell office:value-type="float" office:value="272.58">
                <text:p>272.58</text:p>
              </table:table-cell>
              <table:table-cell office:value-type="float" office:value="381.68">
                <text:p>381.68</text:p>
              </table:table-cell>
              <table:table-cell office:value-type="float" office:value="316.85">
                <text:p>316.85</text:p>
              </table:table-cell>
            </table:table-row>
            <table:table-row>
              <table:table-cell office:value-type="string">
                <text:p>Рекурсивно</text:p>
              </table:table-cell>
              <table:table-cell office:value-type="float" office:value="288.37">
                <text:p>288.37</text:p>
              </table:table-cell>
              <table:table-cell office:value-type="float" office:value="379.59">
                <text:p>379.59</text:p>
              </table:table-cell>
              <table:table-cell office:value-type="float" office:value="316.71">
                <text:p>316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